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7.876cm"/>
    </style:style>
    <style:style style:name="co21" style:family="table-column">
      <style:table-column-properties fo:break-before="auto" style:column-width="3.246cm"/>
    </style:style>
    <style:style style:name="co22" style:family="table-column">
      <style:table-column-properties fo:break-before="auto" style:column-width="7.80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" style:font-name-asian="Liberation Serif1" style:font-name-complex="Liberation Serif1"/>
    </style:style>
    <style:style style:name="ce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preinte carbonne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8" office:value-type="string" calcext:value-type="string">
            <text:p>on divise par 25000 A3 pour savoir que l’on tient environ 23,523714522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Quantile" table:style-name="ta2"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row table:style-name="ro3">
          <table:table-cell table:style-name="ce6" office:value-type="string" calcext:value-type="string">
            <text:p>n</text:p>
          </table:table-cell>
          <table:table-cell office:value-type="string" calcext:value-type="string">
            <text:p>DOM 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DOM)</text:p>
          </table:table-cell>
          <table:table-cell/>
          <table:table-cell table:style-name="ce6" office:value-type="string" calcext:value-type="string">
            <text:p>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Ko)</text:p>
          </table:table-cell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[.A2]+(([.B2]-[.C2])/([.D2]-[.C2]))" office:value-type="float" office:value="3.62162162162162" calcext:value-type="float">
            <text:p>3,6216216216216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office:value-type="float" office:value="1.37" calcext:value-type="float">
            <text:p>1,37</text:p>
          </table:table-cell>
          <table:table-cell office:value-type="float" office:value="144.7" calcext:value-type="float">
            <text:p>144,7</text:p>
          </table:table-cell>
          <table:table-cell table:formula="of:=[.G2]+(([.H2]-[.I2])/([.J2]-[.I2]))" office:value-type="float" office:value="1.1195144073118" calcext:value-type="float">
            <text:p>1,1195144073118</text:p>
          </table:table-cell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number-columns-repeated="3"/>
          <table:table-cell table:formula="of:=[.A3]+(([.B3]-[.C3])/([.D3]-[.C3])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3" table:number-rows-repeated="2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office:value-type="string" calcext:value-type="string">
            <text:p>Rang quantile</text:p>
          </table:table-cell>
          <table:table-cell office:value-type="string" calcext:value-type="string">
            <text:p>Borne max DOM</text:p>
          </table:table-cell>
          <table:table-cell office:value-type="string" calcext:value-type="string">
            <text:p>Borne max Ko</text:p>
          </table:table-cell>
          <table:table-cell office:value-type="string" calcext:value-type="string">
            <text:p>Borne max HTTP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37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44.7" calcext:value-type="float">
            <text:p>144,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HTTP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319.53" calcext:value-type="float">
            <text:p>319,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G17]+(([.H17]-[.I17])/([.J17]-[.I17]))" office:value-type="float" office:value="1.23076923076923" calcext:value-type="float">
            <text:p>1,230769230769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479.46" calcext:value-type="float">
            <text:p>479,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631.97" calcext:value-type="float">
            <text:p>631,9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783.38" calcext:value-type="float">
            <text:p>783,3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937.91" calcext:value-type="float">
            <text:p>937,91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1098.62" calcext:value-type="float">
            <text:p>1098,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265.47" calcext:value-type="float">
            <text:p>1265,47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1448.32" calcext:value-type="float">
            <text:p>1448,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  <table:table-cell office:value-type="float" office:value="1648.27" calcext:value-type="float">
            <text:p>1648,27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876.08" calcext:value-type="float">
            <text:p>1876,08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2142.06" calcext:value-type="float">
            <text:p>2142,06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49" calcext:value-type="float">
            <text:p>949</text:p>
          </table:table-cell>
          <table:table-cell office:value-type="float" office:value="2465.37" calcext:value-type="float">
            <text:p>2465,37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office:value-type="float" office:value="2866.31" calcext:value-type="float">
            <text:p>2866,31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237" calcext:value-type="float">
            <text:p>1237</text:p>
          </table:table-cell>
          <table:table-cell office:value-type="float" office:value="3401.59" calcext:value-type="float">
            <text:p>3401,59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459" calcext:value-type="float">
            <text:p>1459</text:p>
          </table:table-cell>
          <table:table-cell office:value-type="float" office:value="4155.73" calcext:value-type="float">
            <text:p>4155,73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801" calcext:value-type="float">
            <text:p>1801</text:p>
          </table:table-cell>
          <table:table-cell office:value-type="float" office:value="5400.08" calcext:value-type="float">
            <text:p>5400,0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OM =&gt; F12, Console, document.getElementsByTagName('*').length</text:p>
          </table:table-cell>
          <table:table-cell table:number-columns-repeated="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79" calcext:value-type="float">
            <text:p>2479</text:p>
          </table:table-cell>
          <table:table-cell office:value-type="float" office:value="7004.34" calcext:value-type="float">
            <text:p>7004,34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8" office:value-type="string" calcext:value-type="string">
            <text:p>HTTP et KO =&gt; F12, Network, desactiver le cache, rafraichir, Voir en bas le nombre de requete (=http) et le nombre de mb transféré, ATTENTION 1mb = 1024 Ko, 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94601" calcext:value-type="float">
            <text:p>594601</text:p>
          </table:table-cell>
          <table:table-cell office:value-type="float" office:value="223212" calcext:value-type="float">
            <text:p>223212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</table:table>
      <table:table table:name="EcoIndex" table:style-name="ta2"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EcoIndex</text:p>
          </table:table-cell>
          <table:table-cell office:value-type="string" calcext:value-type="string">
            <text:p>Quantil (DOM) </text:p>
          </table:table-cell>
          <table:table-cell office:value-type="string" calcext:value-type="string">
            <text:p>Quantile (HTTP) </text:p>
          </table:table-cell>
          <table:table-cell office:value-type="string" calcext:value-type="string">
            <text:p>Quantile (Ko) </text:p>
          </table:table-cell>
        </table:table-row>
        <table:table-row table:style-name="ro3">
          <table:table-cell table:formula="of:=100-5*((3*[.B2]+2*[.C2]+[.D2])/6)" office:value-type="float" office:value="87.9617352219041" calcext:value-type="float">
            <text:p>87,9617352219041</text:p>
          </table:table-cell>
          <table:table-cell table:formula="of:=[$Quantile.E2]" office:value-type="float" office:value="3.62162162162162" calcext:value-type="float">
            <text:p>3,62162162162162</text:p>
          </table:table-cell>
          <table:table-cell table:formula="of:=[$Quantile.K17]" office:value-type="float" office:value="1.23076923076923" calcext:value-type="float">
            <text:p>1,23076923076923</text:p>
          </table:table-cell>
          <table:table-cell table:formula="of:=[$Quantile.K2]" office:value-type="float" office:value="1.1195144073118" calcext:value-type="float">
            <text:p>1,1195144073118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7:06.304735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7:06:55.309200868</dc:date>
    <meta:editing-cycles>16</meta:editing-cycles>
    <meta:editing-duration>PT2H12M20S</meta:editing-duration>
    <meta:document-statistic meta:table-count="9" meta:cell-count="314" meta:object-count="0"/>
  </office:meta>
</office:document-meta>
</file>